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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fo:font-size="16pt" style:font-size-asian="16pt" fo:language="de" fo:country="DE"/>
    </style:style>
    <style:style style:name="P2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3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4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5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6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7" style:parent-style-name="Listenabsatz" style:list-style-name="LFO2" style:family="paragraph">
      <style:paragraph-properties fo:margin-bottom="0in"/>
      <style:text-properties fo:font-size="12pt" style:font-size-asian="12pt" fo:language="de" fo:country="DE"/>
    </style:style>
    <style:style style:name="P8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9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10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1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2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3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4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5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6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7" style:parent-style-name="Listenabsatz" style:list-style-name="LFO1" style:family="paragraph">
      <style:paragraph-properties fo:margin-bottom="0in"/>
    </style:style>
    <style:style style:name="T1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19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0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1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2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3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4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5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6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7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8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9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0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1" style:parent-style-name="Listenabsatz" style:list-style-name="LFO1" style:family="paragraph">
      <style:paragraph-properties fo:margin-bottom="0in"/>
    </style:style>
    <style:style style:name="T32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33" style:parent-style-name="Listenabsatz" style:list-style-name="LFO1" style:family="paragraph">
      <style:paragraph-properties fo:margin-bottom="0in"/>
    </style:style>
    <style:style style:name="T34" style:parent-style-name="Absatz-Standardschriftart" style:family="text">
      <style:text-properties fo:font-size="12pt" style:font-size-asian="12pt" fo:language="de" fo:country="DE"/>
    </style:style>
    <style:style style:name="T3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36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7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8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9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40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41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42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43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44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45" style:parent-style-name="Standard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46" style:parent-style-name="Standard" style:family="paragraph">
      <style:paragraph-properties fo:margin-bottom="0in"/>
      <style:text-properties style:font-name-complex="Calibri" fo:font-weight="bold" style:font-weight-asian="bold" fo:font-size="14pt" style:font-size-asian="14pt" fo:language="de" fo:country="DE"/>
    </style:style>
    <style:style style:name="P47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48" style:parent-style-name="Standard" style:family="paragraph">
      <style:paragraph-properties fo:margin-bottom="0in"/>
    </style:style>
    <style:style style:name="T49" style:parent-style-name="Absatz-Standardschriftart" style:family="text">
      <style:text-properties style:font-name-complex="Calibri" fo:font-size="12pt" style:font-size-asian="12pt" fo:language="de" fo:country="DE"/>
    </style:style>
    <style:style style:name="T5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1" style:parent-style-name="Absatz-Standardschriftart" style:family="text">
      <style:text-properties style:font-name-complex="Calibri" fo:font-size="12pt" style:font-size-asian="12pt" fo:language="de" fo:country="DE"/>
    </style:style>
    <style:style style:name="T52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3" style:parent-style-name="Absatz-Standardschriftart" style:family="text">
      <style:text-properties style:font-name-complex="Calibri" fo:font-size="12pt" style:font-size-asian="12pt" fo:language="de" fo:country="DE"/>
    </style:style>
    <style:style style:name="P54" style:parent-style-name="Standard" style:family="paragraph">
      <style:paragraph-properties fo:margin-bottom="0in"/>
    </style:style>
    <style:style style:name="T55" style:parent-style-name="Absatz-Standardschriftart" style:family="text">
      <style:text-properties style:font-name-complex="Calibri" fo:font-size="12pt" style:font-size-asian="12pt" fo:language="de" fo:country="DE"/>
    </style:style>
    <style:style style:name="T5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8" style:parent-style-name="Absatz-Standardschriftart" style:family="text">
      <style:text-properties style:font-name-complex="Calibri" fo:font-size="12pt" style:font-size-asian="12pt" fo:language="de" fo:country="DE"/>
    </style:style>
    <style:style style:name="T5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60" style:parent-style-name="Absatz-Standardschriftart" style:family="text">
      <style:text-properties style:font-name-complex="Calibri" fo:font-size="12pt" style:font-size-asian="12pt" fo:language="de" fo:country="DE"/>
    </style:style>
    <style:style style:name="P61" style:parent-style-name="Standard" style:family="paragraph">
      <style:paragraph-properties fo:margin-bottom="0in"/>
    </style:style>
    <style:style style:name="T62" style:parent-style-name="Absatz-Standardschriftart" style:family="text">
      <style:text-properties style:font-name-complex="Calibri" fo:font-size="12pt" style:font-size-asian="12pt" fo:language="de" fo:country="DE"/>
    </style:style>
    <style:style style:name="T63" style:parent-style-name="Absatz-Standardschriftart" style:family="text">
      <style:text-properties style:font-name-complex="Calibri" fo:font-size="12pt" style:font-size-asian="12pt" fo:language="de" fo:country="DE"/>
    </style:style>
    <style:style style:name="T64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6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6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67" style:parent-style-name="Absatz-Standardschriftart" style:family="text">
      <style:text-properties style:font-name-complex="Calibri" fo:font-size="12pt" style:font-size-asian="12pt" fo:language="de" fo:country="DE"/>
    </style:style>
    <style:style style:name="P68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69" style:parent-style-name="Standard" style:family="paragraph">
      <style:paragraph-properties fo:margin-bottom="0in"/>
    </style:style>
    <style:style style:name="T70" style:parent-style-name="Absatz-Standardschriftart" style:family="text">
      <style:text-properties style:font-name-complex="Calibri" fo:font-weight="bold" style:font-weight-asian="bold" fo:font-size="14pt" style:font-size-asian="14pt" fo:language="de" fo:country="DE"/>
    </style:style>
    <style:style style:name="P71" style:parent-style-name="Standard" style:family="paragraph">
      <style:paragraph-properties fo:margin-bottom="0in"/>
    </style:style>
    <style:style style:name="T72" style:parent-style-name="Absatz-Standardschriftart" style:family="text">
      <style:text-properties fo:font-size="12pt" style:font-size-asian="12pt"/>
    </style:style>
    <style:style style:name="T7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74" style:parent-style-name="Absatz-Standardschriftart" style:family="text">
      <style:text-properties style:font-name-complex="Calibri" fo:font-size="14pt" style:font-size-asian="14pt" fo:language="de" fo:country="DE"/>
    </style:style>
    <style:style style:name="T75" style:parent-style-name="Absatz-Standardschriftart" style:family="text">
      <style:text-properties fo:font-size="12pt" style:font-size-asian="12pt"/>
    </style:style>
    <style:style style:name="T76" style:parent-style-name="Absatz-Standardschriftart" style:family="text">
      <style:text-properties fo:font-size="12pt" style:font-size-asian="12pt"/>
    </style:style>
    <style:style style:name="T7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78" style:parent-style-name="Absatz-Standardschriftart" style:family="text">
      <style:text-properties fo:font-size="12pt" style:font-size-asian="12pt"/>
    </style:style>
    <style:style style:name="T7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8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81" style:parent-style-name="Absatz-Standardschriftart" style:family="text">
      <style:text-properties fo:font-size="12pt" style:font-size-asian="12pt"/>
    </style:style>
    <style:style style:name="P82" style:parent-style-name="Standard" style:family="paragraph">
      <style:paragraph-properties fo:margin-bottom="0in"/>
    </style:style>
    <style:style style:name="T83" style:parent-style-name="Absatz-Standardschriftart" style:family="text">
      <style:text-properties fo:font-size="12pt" style:font-size-asian="12pt"/>
    </style:style>
    <style:style style:name="T84" style:parent-style-name="Absatz-Standardschriftart" style:family="text">
      <style:text-properties style:font-name="Courier New" style:font-name-complex="Courier New" fo:font-size="12pt" style:font-size-asian="12pt"/>
    </style:style>
    <style:style style:name="T85" style:parent-style-name="Absatz-Standardschriftart" style:family="text">
      <style:text-properties fo:font-size="12pt" style:font-size-asian="12pt"/>
    </style:style>
    <style:style style:name="P86" style:parent-style-name="Standard" style:family="paragraph">
      <style:paragraph-properties fo:margin-bottom="0in"/>
      <style:text-properties fo:font-size="12pt" style:font-size-asian="12pt"/>
    </style:style>
    <style:style style:name="P87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88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89" style:parent-style-name="Standard" style:family="paragraph">
      <style:paragraph-properties fo:margin-bottom="0in"/>
    </style:style>
    <style:style style:name="T90" style:parent-style-name="Absatz-Standardschriftart" style:family="text">
      <style:text-properties style:font-name-complex="Calibri" fo:font-size="12pt" style:font-size-asian="12pt" fo:language="de" fo:country="DE"/>
    </style:style>
    <style:style style:name="T91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92" style:parent-style-name="Absatz-Standardschriftart" style:family="text">
      <style:text-properties style:font-name-complex="Calibri" fo:font-size="12pt" style:font-size-asian="12pt" fo:language="de" fo:country="DE"/>
    </style:style>
    <style:style style:name="T9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94" style:parent-style-name="Absatz-Standardschriftart" style:family="text">
      <style:text-properties style:font-name-complex="Calibri" fo:font-size="12pt" style:font-size-asian="12pt" fo:language="de" fo:country="DE"/>
    </style:style>
    <style:style style:name="T95" style:parent-style-name="Absatz-Standardschriftart" style:family="text">
      <style:text-properties style:font-name-complex="Calibri" fo:font-size="12pt" style:font-size-asian="12pt" fo:language="de" fo:country="DE"/>
    </style:style>
    <style:style style:name="P96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97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98" style:parent-style-name="Standard" style:family="paragraph">
      <style:paragraph-properties fo:margin-bottom="0in"/>
    </style:style>
    <style:style style:name="T99" style:parent-style-name="Absatz-Standardschriftart" style:family="text">
      <style:text-properties style:font-name-complex="Calibri" fo:font-size="12pt" style:font-size-asian="12pt" fo:language="de" fo:country="DE"/>
    </style:style>
    <style:style style:name="T10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01" style:parent-style-name="Absatz-Standardschriftart" style:family="text">
      <style:text-properties style:font-name-complex="Calibri" fo:font-size="12pt" style:font-size-asian="12pt" fo:language="de" fo:country="DE"/>
    </style:style>
    <style:style style:name="T102" style:parent-style-name="Absatz-Standardschriftart" style:family="text">
      <style:text-properties style:font-name-complex="Calibri" fo:font-size="12pt" style:font-size-asian="12pt" fo:language="de" fo:country="DE"/>
    </style:style>
    <style:style style:name="T103" style:parent-style-name="Absatz-Standardschriftart" style:family="text">
      <style:text-properties fo:font-size="12pt" style:font-size-asian="12pt" fo:language="de" fo:country="DE"/>
    </style:style>
    <style:style style:name="T104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05" style:parent-style-name="Absatz-Standardschriftart" style:family="text">
      <style:text-properties style:font-name-complex="Calibri" fo:font-size="12pt" style:font-size-asian="12pt" fo:language="de" fo:country="DE"/>
    </style:style>
    <style:style style:name="P106" style:parent-style-name="Standard" style:family="paragraph">
      <style:paragraph-properties fo:margin-bottom="0in"/>
    </style:style>
    <style:style style:name="T107" style:parent-style-name="Absatz-Standardschriftart" style:family="text">
      <style:text-properties style:font-name-complex="Calibri" fo:font-size="12pt" style:font-size-asian="12pt" fo:language="de" fo:country="DE"/>
    </style:style>
    <style:style style:name="T10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09" style:parent-style-name="Absatz-Standardschriftart" style:family="text">
      <style:text-properties style:font-name-complex="Calibri" fo:font-size="12pt" style:font-size-asian="12pt" fo:language="de" fo:country="DE"/>
    </style:style>
    <style:style style:name="P110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11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12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113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14" style:parent-style-name="Standard" style:family="paragraph">
      <style:paragraph-properties fo:margin-bottom="0in"/>
    </style:style>
    <style:style style:name="T115" style:parent-style-name="Absatz-Standardschriftart" style:family="text">
      <style:text-properties style:font-name-complex="Calibri" fo:font-size="12pt" style:font-size-asian="12pt" fo:language="de" fo:country="DE"/>
    </style:style>
    <style:style style:name="T11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17" style:parent-style-name="Absatz-Standardschriftart" style:family="text">
      <style:text-properties style:font-name-complex="Calibri" fo:font-size="12pt" style:font-size-asian="12pt" fo:language="de" fo:country="DE"/>
    </style:style>
    <style:style style:name="T11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19" style:parent-style-name="Absatz-Standardschriftart" style:family="text">
      <style:text-properties style:font-name-complex="Calibri" fo:font-size="12pt" style:font-size-asian="12pt" fo:language="de" fo:country="DE"/>
    </style:style>
    <style:style style:name="T120" style:parent-style-name="Absatz-Standardschriftart" style:family="text">
      <style:text-properties style:font-name-complex="Calibri" fo:font-size="12pt" style:font-size-asian="12pt" fo:language="de" fo:country="DE"/>
    </style:style>
    <style:style style:name="P121" style:parent-style-name="Standard" style:family="paragraph">
      <style:paragraph-properties fo:margin-bottom="0in"/>
      <style:text-properties style:font-name="Times New Roman" fo:font-size="12pt" style:font-size-asian="12pt" fo:language="de" fo:country="DE"/>
    </style:style>
    <style:style style:name="P122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123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124" style:parent-style-name="Standard" style:family="paragraph">
      <style:paragraph-properties fo:margin-bottom="0in"/>
    </style:style>
    <style:style style:name="T125" style:parent-style-name="Absatz-Standardschriftart" style:family="text">
      <style:text-properties style:font-name-complex="Calibri" fo:font-size="12pt" style:font-size-asian="12pt" fo:language="de" fo:country="DE"/>
    </style:style>
    <style:style style:name="T12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27" style:parent-style-name="Absatz-Standardschriftart" style:family="text">
      <style:text-properties style:font-name-complex="Calibri" fo:font-size="12pt" style:font-size-asian="12pt" fo:language="de" fo:country="DE"/>
    </style:style>
    <style:style style:name="T128" style:parent-style-name="Absatz-Standardschriftart" style:family="text">
      <style:text-properties style:font-name-complex="Calibri" fo:font-size="12pt" style:font-size-asian="12pt" fo:language="de" fo:country="DE"/>
    </style:style>
    <style:style style:name="T12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130" style:parent-style-name="Absatz-Standardschriftart" style:family="text">
      <style:text-properties style:font-name-complex="Calibri" fo:font-size="12pt" style:font-size-asian="12pt" fo:language="de" fo:country="DE"/>
    </style:style>
    <style:style style:name="P131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TableColumn133" style:family="table-column">
      <style:table-column-properties style:column-width="3.3472in"/>
    </style:style>
    <style:style style:name="TableColumn134" style:family="table-column">
      <style:table-column-properties style:column-width="2.1659in"/>
    </style:style>
    <style:style style:name="TableColumn135" style:family="table-column">
      <style:table-column-properties style:column-width="2.1652in"/>
    </style:style>
    <style:style style:name="Table132" style:family="table">
      <style:table-properties style:width="7.6784in" fo:margin-left="-0.5944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7F7F7F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39" style:family="table-cell">
      <style:table-cell-properties fo:border="0.0069in solid #7F7F7F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41" style:family="table-cell">
      <style:table-cell-properties fo:border="0.0069in solid #7F7F7F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43" style:family="table-row">
      <style:table-row-properties/>
    </style:style>
    <style:style style:name="TableCell144" style:family="table-cell">
      <style:table-cell-properties fo:border="0.0069in solid #7F7F7F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46" style:family="table-cell">
      <style:table-cell-properties fo:border="0.0069in solid #7F7F7F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48" style:family="table-cell">
      <style:table-cell-properties fo:border="0.0069in solid #7F7F7F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50" style:family="table-row">
      <style:table-row-properties/>
    </style:style>
    <style:style style:name="TableCell151" style:family="table-cell">
      <style:table-cell-properties fo:border="0.0069in solid #7F7F7F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 fo:line-height="100%"/>
    </style:style>
    <style:style style:name="T15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54" style:family="table-cell">
      <style:table-cell-properties fo:border="0.0069in solid #7F7F7F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56" style:family="table-cell">
      <style:table-cell-properties fo:border="0.0069in solid #7F7F7F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58" style:family="table-row">
      <style:table-row-properties/>
    </style:style>
    <style:style style:name="TableCell159" style:family="table-cell">
      <style:table-cell-properties fo:border="0.0069in solid #7F7F7F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 fo:margin-bottom="0in" fo:line-height="100%"/>
    </style:style>
    <style:style style:name="T161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62" style:family="table-cell">
      <style:table-cell-properties fo:border="0.0069in solid #7F7F7F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64" style:family="table-cell">
      <style:table-cell-properties fo:border="0.0069in solid #7F7F7F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66" style:family="table-row">
      <style:table-row-properties/>
    </style:style>
    <style:style style:name="TableCell167" style:family="table-cell">
      <style:table-cell-properties fo:border="0.0069in solid #7F7F7F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 fo:margin-bottom="0in" fo:line-height="100%"/>
    </style:style>
    <style:style style:name="T16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70" style:family="table-cell">
      <style:table-cell-properties fo:border="0.0069in solid #7F7F7F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72" style:family="table-cell">
      <style:table-cell-properties fo:border="0.0069in solid #7F7F7F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74" style:family="table-row">
      <style:table-row-properties/>
    </style:style>
    <style:style style:name="TableCell175" style:family="table-cell">
      <style:table-cell-properties fo:border="0.0069in solid #7F7F7F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 fo:margin-bottom="0in" fo:line-height="100%"/>
    </style:style>
    <style:style style:name="T17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78" style:family="table-cell">
      <style:table-cell-properties fo:border="0.0069in solid #7F7F7F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80" style:family="table-cell">
      <style:table-cell-properties fo:border="0.0069in solid #7F7F7F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82" style:family="table-row">
      <style:table-row-properties/>
    </style:style>
    <style:style style:name="TableCell183" style:family="table-cell">
      <style:table-cell-properties fo:border="0.0069in solid #7F7F7F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 fo:margin-bottom="0in" fo:line-height="100%"/>
    </style:style>
    <style:style style:name="T18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86" style:family="table-cell">
      <style:table-cell-properties fo:border="0.0069in solid #7F7F7F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88" style:family="table-cell">
      <style:table-cell-properties fo:border="0.0069in solid #7F7F7F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90" style:family="table-row">
      <style:table-row-properties/>
    </style:style>
    <style:style style:name="TableCell191" style:family="table-cell">
      <style:table-cell-properties fo:border="0.0069in solid #7F7F7F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 fo:margin-bottom="0in" fo:line-height="100%"/>
    </style:style>
    <style:style style:name="T19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194" style:family="table-cell">
      <style:table-cell-properties fo:border="0.0069in solid #7F7F7F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196" style:family="table-cell">
      <style:table-cell-properties fo:border="0.0069in solid #7F7F7F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198" style:family="table-row">
      <style:table-row-properties/>
    </style:style>
    <style:style style:name="TableCell199" style:family="table-cell">
      <style:table-cell-properties fo:border="0.0069in solid #7F7F7F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 fo:margin-bottom="0in" fo:line-height="100%"/>
    </style:style>
    <style:style style:name="T201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02" style:family="table-cell">
      <style:table-cell-properties fo:border="0.0069in solid #7F7F7F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04" style:family="table-cell">
      <style:table-cell-properties fo:border="0.0069in solid #7F7F7F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06" style:family="table-row">
      <style:table-row-properties/>
    </style:style>
    <style:style style:name="TableCell207" style:family="table-cell">
      <style:table-cell-properties fo:border="0.0069in solid #7F7F7F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09" style:family="table-cell">
      <style:table-cell-properties fo:border="0.0069in solid #7F7F7F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11" style:family="table-cell">
      <style:table-cell-properties fo:border="0.0069in solid #7F7F7F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13" style:family="table-row">
      <style:table-row-properties/>
    </style:style>
    <style:style style:name="TableCell214" style:family="table-cell">
      <style:table-cell-properties fo:border="0.0069in solid #7F7F7F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16" style:family="table-cell">
      <style:table-cell-properties fo:border="0.0069in solid #7F7F7F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18" style:family="table-cell">
      <style:table-cell-properties fo:border="0.0069in solid #7F7F7F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20" style:family="table-row">
      <style:table-row-properties/>
    </style:style>
    <style:style style:name="TableCell221" style:family="table-cell">
      <style:table-cell-properties fo:border="0.0069in solid #7F7F7F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23" style:family="table-cell">
      <style:table-cell-properties fo:border="0.0069in solid #7F7F7F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25" style:family="table-cell">
      <style:table-cell-properties fo:border="0.0069in solid #7F7F7F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27" style:family="table-row">
      <style:table-row-properties/>
    </style:style>
    <style:style style:name="TableCell228" style:family="table-cell">
      <style:table-cell-properties fo:border="0.0069in solid #7F7F7F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 fo:margin-bottom="0in" fo:line-height="100%"/>
    </style:style>
    <style:style style:name="T23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31" style:family="table-cell">
      <style:table-cell-properties fo:border="0.0069in solid #7F7F7F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33" style:family="table-cell">
      <style:table-cell-properties fo:border="0.0069in solid #7F7F7F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35" style:family="table-row">
      <style:table-row-properties/>
    </style:style>
    <style:style style:name="TableCell236" style:family="table-cell">
      <style:table-cell-properties fo:border="0.0069in solid #7F7F7F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 fo:margin-bottom="0in" fo:line-height="100%"/>
    </style:style>
    <style:style style:name="T23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39" style:family="table-cell">
      <style:table-cell-properties fo:border="0.0069in solid #7F7F7F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41" style:family="table-cell">
      <style:table-cell-properties fo:border="0.0069in solid #7F7F7F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43" style:family="table-row">
      <style:table-row-properties/>
    </style:style>
    <style:style style:name="TableCell244" style:family="table-cell">
      <style:table-cell-properties fo:border="0.0069in solid #7F7F7F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 fo:margin-bottom="0in" fo:line-height="100%"/>
    </style:style>
    <style:style style:name="T24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47" style:family="table-cell">
      <style:table-cell-properties fo:border="0.0069in solid #7F7F7F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49" style:family="table-cell">
      <style:table-cell-properties fo:border="0.0069in solid #7F7F7F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51" style:family="table-row">
      <style:table-row-properties/>
    </style:style>
    <style:style style:name="TableCell252" style:family="table-cell">
      <style:table-cell-properties fo:border="0.0069in solid #7F7F7F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 fo:margin-bottom="0in" fo:line-height="100%"/>
    </style:style>
    <style:style style:name="T254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55" style:family="table-cell">
      <style:table-cell-properties fo:border="0.0069in solid #7F7F7F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57" style:family="table-cell">
      <style:table-cell-properties fo:border="0.0069in solid #7F7F7F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59" style:family="table-row">
      <style:table-row-properties/>
    </style:style>
    <style:style style:name="TableCell260" style:family="table-cell">
      <style:table-cell-properties fo:border="0.0069in solid #7F7F7F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 fo:margin-bottom="0in" fo:line-height="100%"/>
    </style:style>
    <style:style style:name="T262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63" style:family="table-cell">
      <style:table-cell-properties fo:border="0.0069in solid #7F7F7F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65" style:family="table-cell">
      <style:table-cell-properties fo:border="0.0069in solid #7F7F7F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67" style:family="table-row">
      <style:table-row-properties/>
    </style:style>
    <style:style style:name="TableCell268" style:family="table-cell">
      <style:table-cell-properties fo:border="0.0069in solid #7F7F7F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center" fo:margin-bottom="0in" fo:line-height="100%"/>
    </style:style>
    <style:style style:name="T270" style:parent-style-name="Absatz-Standardschriftart" style:family="text">
      <style:text-properties fo:font-size="12pt" style:font-size-asian="12pt" fo:language="de" fo:country="DE"/>
    </style:style>
    <style:style style:name="T271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72" style:family="table-cell">
      <style:table-cell-properties fo:border="0.0069in solid #7F7F7F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74" style:family="table-cell">
      <style:table-cell-properties fo:border="0.0069in solid #7F7F7F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76" style:family="table-row">
      <style:table-row-properties/>
    </style:style>
    <style:style style:name="TableCell277" style:family="table-cell">
      <style:table-cell-properties fo:border="0.0069in solid #7F7F7F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 fo:margin-bottom="0in" fo:line-height="100%"/>
    </style:style>
    <style:style style:name="T27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80" style:family="table-cell">
      <style:table-cell-properties fo:border="0.0069in solid #7F7F7F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82" style:family="table-cell">
      <style:table-cell-properties fo:border="0.0069in solid #7F7F7F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84" style:family="table-row">
      <style:table-row-properties/>
    </style:style>
    <style:style style:name="TableCell285" style:family="table-cell">
      <style:table-cell-properties fo:border="0.0069in solid #7F7F7F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 fo:margin-bottom="0in" fo:line-height="100%"/>
    </style:style>
    <style:style style:name="T287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288" style:family="table-cell">
      <style:table-cell-properties fo:border="0.0069in solid #7F7F7F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90" style:family="table-cell">
      <style:table-cell-properties fo:border="0.0069in solid #7F7F7F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92" style:family="table-row">
      <style:table-row-properties/>
    </style:style>
    <style:style style:name="TableCell293" style:family="table-cell">
      <style:table-cell-properties fo:border="0.0069in solid #7F7F7F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95" style:family="table-cell">
      <style:table-cell-properties fo:border="0.0069in solid #7F7F7F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297" style:family="table-cell">
      <style:table-cell-properties fo:border="0.0069in solid #7F7F7F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299" style:family="table-row">
      <style:table-row-properties/>
    </style:style>
    <style:style style:name="TableCell300" style:family="table-cell">
      <style:table-cell-properties fo:border="0.0069in solid #7F7F7F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02" style:family="table-cell">
      <style:table-cell-properties fo:border="0.0069in solid #7F7F7F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04" style:family="table-cell">
      <style:table-cell-properties fo:border="0.0069in solid #7F7F7F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06" style:family="table-row">
      <style:table-row-properties/>
    </style:style>
    <style:style style:name="TableCell307" style:family="table-cell">
      <style:table-cell-properties fo:border="0.0069in solid #7F7F7F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09" style:family="table-cell">
      <style:table-cell-properties fo:border="0.0069in solid #7F7F7F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11" style:family="table-cell">
      <style:table-cell-properties fo:border="0.0069in solid #7F7F7F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13" style:family="table-row">
      <style:table-row-properties/>
    </style:style>
    <style:style style:name="TableCell314" style:family="table-cell">
      <style:table-cell-properties fo:border="0.0069in solid #7F7F7F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 fo:margin-bottom="0in" fo:line-height="100%"/>
    </style:style>
    <style:style style:name="T316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317" style:family="table-cell">
      <style:table-cell-properties fo:border="0.0069in solid #7F7F7F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19" style:family="table-cell">
      <style:table-cell-properties fo:border="0.0069in solid #7F7F7F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21" style:family="table-row">
      <style:table-row-properties/>
    </style:style>
    <style:style style:name="TableCell322" style:family="table-cell">
      <style:table-cell-properties fo:border="0.0069in solid #7F7F7F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text-align="center" fo:margin-bottom="0in" fo:line-height="100%"/>
    </style:style>
    <style:style style:name="T324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325" style:family="table-cell">
      <style:table-cell-properties fo:border="0.0069in solid #7F7F7F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27" style:family="table-cell">
      <style:table-cell-properties fo:border="0.0069in solid #7F7F7F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29" style:family="table-row">
      <style:table-row-properties/>
    </style:style>
    <style:style style:name="TableCell330" style:family="table-cell">
      <style:table-cell-properties fo:border="0.0069in solid #7F7F7F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center" fo:margin-bottom="0in" fo:line-height="100%"/>
      <style:text-properties style:font-name="Courier New" style:font-name-complex="Courier New" fo:font-size="12pt" style:font-size-asian="12pt" fo:language="de" fo:country="DE"/>
    </style:style>
    <style:style style:name="P332" style:parent-style-name="Standard" style:family="paragraph">
      <style:paragraph-properties fo:text-align="center" fo:margin-bottom="0in" fo:line-height="100%"/>
    </style:style>
    <style:style style:name="T33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334" style:family="table-cell">
      <style:table-cell-properties fo:border="0.0069in solid #7F7F7F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36" style:family="table-cell">
      <style:table-cell-properties fo:border="0.0069in solid #7F7F7F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38" style:family="table-row">
      <style:table-row-properties/>
    </style:style>
    <style:style style:name="TableCell339" style:family="table-cell">
      <style:table-cell-properties fo:border="0.0069in solid #7F7F7F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 fo:margin-bottom="0in" fo:line-height="100%"/>
      <style:text-properties style:font-name="Courier New" style:font-name-complex="Courier New" fo:font-size="12pt" style:font-size-asian="12pt" fo:language="de" fo:country="DE"/>
    </style:style>
    <style:style style:name="P341" style:parent-style-name="Standard" style:family="paragraph">
      <style:paragraph-properties fo:text-align="center" fo:margin-bottom="0in" fo:line-height="100%"/>
    </style:style>
    <style:style style:name="T342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ableCell343" style:family="table-cell">
      <style:table-cell-properties fo:border="0.0069in solid #7F7F7F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45" style:family="table-cell">
      <style:table-cell-properties fo:border="0.0069in solid #7F7F7F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47" style:family="table-row">
      <style:table-row-properties/>
    </style:style>
    <style:style style:name="TableCell348" style:family="table-cell">
      <style:table-cell-properties fo:border="0.0069in solid #7F7F7F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 fo:margin-bottom="0in" fo:line-height="100%"/>
    </style:style>
    <style:style style:name="T350" style:parent-style-name="Absatz-Standardschriftart" style:family="text">
      <style:text-properties style:font-name="Courier New" style:font-name-complex="Courier New" fo:font-size="12pt" style:font-size-asian="12pt"/>
    </style:style>
    <style:style style:name="TableCell351" style:family="table-cell">
      <style:table-cell-properties fo:border="0.0069in solid #7F7F7F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53" style:family="table-cell">
      <style:table-cell-properties fo:border="0.0069in solid #7F7F7F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55" style:family="table-row">
      <style:table-row-properties/>
    </style:style>
    <style:style style:name="TableCell356" style:family="table-cell">
      <style:table-cell-properties fo:border="0.0069in solid #7F7F7F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58" style:family="table-cell">
      <style:table-cell-properties fo:border="0.0069in solid #7F7F7F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60" style:family="table-cell">
      <style:table-cell-properties fo:border="0.0069in solid #7F7F7F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Row362" style:family="table-row">
      <style:table-row-properties/>
    </style:style>
    <style:style style:name="TableCell363" style:family="table-cell">
      <style:table-cell-properties fo:border="0.0069in solid #7F7F7F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65" style:family="table-cell">
      <style:table-cell-properties fo:border="0.0069in solid #7F7F7F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TableCell367" style:family="table-cell">
      <style:table-cell-properties fo:border="0.0069in solid #7F7F7F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center" fo:margin-bottom="0in" fo:line-height="100%"/>
      <style:text-properties style:font-name-complex="Calibri" fo:font-size="12pt" style:font-size-asian="12pt" style:font-size-complex="12pt" fo:language="de" fo:country="DE"/>
    </style:style>
    <style:style style:name="P369" style:parent-style-name="Standard" style:family="paragraph">
      <style:paragraph-properties fo:margin-bottom="0in"/>
      <style:text-properties fo:font-size="12pt" style:font-size-asian="12pt"/>
    </style:style>
  </office:automatic-styles>
  <office:body>
    <office:text text:use-soft-page-breaks="true">
      <text:p text:style-name="P1">Kommunikationsprotokoll</text:p>
      <text:p text:style-name="P2"/>
      <text:p text:style-name="P3">Verbinden beim „Starten“:</text:p>
      <text:list text:style-name="LFO2" text:continue-numbering="true">
        <text:list-item>
          <text:p text:style-name="P4">Beim Starten des Raspberry wird am Anfang des Programmes der Server in einem neuen Thread gestartet. Auch gestartet wird der Webserver.</text:p>
        </text:list-item>
        <text:list-item>
          <text:p text:style-name="P5">Wenn ein Fehler beim Starten der Server auftritt, wird eine Fehlermeldung ausgegeben, und anschließend versucht das Programm das automatisch erneut.<text:s/></text:p>
        </text:list-item>
        <text:list-item>
          <text:p text:style-name="P6">Anschließend wird eine Verbindung zwischen Raspberry und Website aufgebaut um Daten übertragen (diese Verbindung wird vor dem Herunterfahren des Raspberry beendet) zu können.</text:p>
        </text:list-item>
        <text:list-item>
          <text:p text:style-name="P7">Erst wenn dies erledigt ist, wird es möglich sein in der GUI etwas zu machen (Dialogfenster mit Ladeanzeige, blockiert Hauptfenster).<text:s/></text:p>
        </text:list-item>
      </text:list>
      <text:p text:style-name="P8"/>
      <text:p text:style-name="P9">Raspberry und Website laufen:</text:p>
      <text:list text:style-name="LFO1" text:continue-numbering="true">
        <text:list-item>
          <text:p text:style-name="P10">Raspberry (Server) bekommt von der Website (Client) eine Anfrage</text:p>
          <text:list text:continue-numbering="true">
            <text:list-item>
              <text:p text:style-name="P11">Mögliche Anfragen</text:p>
              <text:list text:continue-numbering="true">
                <text:list-item>
                  <text:p text:style-name="P12">Maschine aktivieren/deaktivieren</text:p>
                  <text:list text:continue-numbering="true">
                    <text:list-item>
                      <text:p text:style-name="P13">Maschine_aktivieren oder Maschine_deaktivieren</text:p>
                    </text:list-item>
                  </text:list>
                </text:list-item>
                <text:list-item>
                  <text:p text:style-name="P14">Raspberry updaten (neustarten)</text:p>
                  <text:list text:continue-numbering="true">
                    <text:list-item>
                      <text:p text:style-name="P15">Raspberry_update</text:p>
                    </text:list-item>
                  </text:list>
                </text:list-item>
                <text:list-item>
                  <text:p text:style-name="P16">Fütterungszeit anzeigen/ändern/hinzufügen</text:p>
                  <text:list text:continue-numbering="true">
                    <text:list-item>
                      <text:p text:style-name="P17"><text:span text:style-name="T18">Fuetterungszeit_anzeigen</text:span></text:p>
                    </text:list-item>
                    <text:list-item>
                      <text:p text:style-name="P19">Fuetterungszeit_bearbeiten</text:p>
                    </text:list-item>
                  </text:list>
                </text:list-item>
                <text:list-item>
                  <text:p text:style-name="P20">Maschinenzustand anzeigen (Positionen der Motoren)</text:p>
                  <text:list text:continue-numbering="true">
                    <text:list-item>
                      <text:p text:style-name="P21">Maschinenzustand_anzeigen<text:s/></text:p>
                    </text:list-item>
                  </text:list>
                </text:list-item>
                <text:list-item>
                  <text:p text:style-name="P22">Geräteinformationen anzeigen</text:p>
                  <text:list text:continue-numbering="true">
                    <text:list-item>
                      <text:p text:style-name="P23">Geräteinformation_anzeigen</text:p>
                    </text:list-item>
                  </text:list>
                </text:list-item>
              </text:list>
            </text:list-item>
            <text:list-item>
              <text:p text:style-name="P24">Mögliche Antworten</text:p>
              <text:list text:continue-numbering="true">
                <text:list-item>
                  <text:p text:style-name="P25">Maschine erfolgreich aktiviert/deaktiviert</text:p>
                  <text:list text:continue-numbering="true">
                    <text:list-item>
                      <text:p text:style-name="P26">Maschine_wurde_aktiviert oder Maschine_wurde_deaktiviert</text:p>
                    </text:list-item>
                  </text:list>
                </text:list-item>
                <text:list-item>
                  <text:p text:style-name="P27">Raspberry wird nun geupdatet (neugestartet)</text:p>
                  <text:list text:continue-numbering="true">
                    <text:list-item>
                      <text:p text:style-name="P28">Raspberry_wird_geupdatet</text:p>
                    </text:list-item>
                    <text:list-item>
                      <text:p text:style-name="P29">Raspberry_wurde_geupdatet</text:p>
                    </text:list-item>
                  </text:list>
                </text:list-item>
                <text:list-item>
                  <text:p text:style-name="P30">Fütterungszeit wurde geändert/hinzugefügt</text:p>
                  <text:list text:continue-numbering="true">
                    <text:list-item>
                      <text:p text:style-name="P31"><text:span text:style-name="T32">Fuetterungszeit_Daten</text:span></text:p>
                    </text:list-item>
                    <text:list-item>
                      <text:p text:style-name="P33"><text:span text:style-name="T34">F</text:span><text:span text:style-name="T35">uetterungszeit_wurde_bearbeitet</text:span></text:p>
                    </text:list-item>
                  </text:list>
                </text:list-item>
                <text:list-item>
                  <text:p text:style-name="P36">Maschinenzustand-Daten</text:p>
                  <text:list text:continue-numbering="true">
                    <text:list-item>
                      <text:p text:style-name="P37">Maschinenzustand_Daten</text:p>
                    </text:list-item>
                  </text:list>
                </text:list-item>
                <text:list-item>
                  <text:p text:style-name="P38">Geräteinformationen-Daten</text:p>
                  <text:list text:continue-numbering="true">
                    <text:list-item>
                      <text:p text:style-name="P39">Geräteinformationen_Daten</text:p>
                    </text:list-item>
                  </text:list>
                </text:list-item>
              </text:list>
            </text:list-item>
            <text:list-item>
              <text:p text:style-name="P40">Fehler: Je nach bekommener Anfrage<text:s/>und aufgetretenen Fehler wird eine andere Fehlermeldung zurückgeschickt Die folgenden Fehler werden bei allen Anfragen gleichbehandelt.<text:s/></text:p>
              <text:soft-page-break/>
              <text:list text:continue-numbering="true">
                <text:list-item>
                  <text:p text:style-name="P41">Erhaltenen Stream stimmt mit der Prüfsumme nicht überein: Bei diesem Fehler wird der Stream erneut gesendet</text:p>
                  <text:list text:continue-numbering="true">
                    <text:list-item>
                      <text:p text:style-name="P42">Prüfsumme_ungleich_Daten</text:p>
                    </text:list-item>
                  </text:list>
                </text:list-item>
                <text:list-item>
                  <text:p text:style-name="P43">Der erhaltene Stream entspricht keinen der bekannten Streams: Ein Fehler wird zurückgeschickt</text:p>
                  <text:list text:continue-numbering="true">
                    <text:list-item>
                      <text:p text:style-name="P44">Unbekannter_Stream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p text:style-name="P46">Maschine aktivieren oder deaktivieren</text:p>
      <text:p text:style-name="P47">Hiermit wird festgelegt ob die Maschine aktiv ist und die Fütterungen zu den ausgewählten Zeitpunkten durchführt oder nicht.</text:p>
      <text:p text:style-name="P48"><text:span text:style-name="T49">Wenn der Server vom Client<text:s/></text:span><text:span text:style-name="T50">Maschine_aktivieren</text:span><text:span text:style-name="T51"><text:s/>erhält, aktiviert er die Maschine und antwortet, wenn die Maschine erfolgreich aktiviert wurde, mit<text:s/></text:span><text:span text:style-name="T52">Maschine_wurde_aktiviert</text:span><text:span text:style-name="T53">.<text:s/></text:span></text:p>
      <text:p text:style-name="P54"><text:span text:style-name="T55">Wenn der Server vom Client<text:s/></text:span><text:span text:style-name="T56">Maschine_</text:span><text:span text:style-name="T57">deaktivieren</text:span><text:span text:style-name="T58"><text:s/>erhält, deaktiviert er die Maschine und antwortet, wenn die Maschine erfolgreich deaktiviert wurde, mit<text:s/></text:span><text:span text:style-name="T59">Maschine_wurde_deaktiviert</text:span><text:span text:style-name="T60">.<text:s/></text:span></text:p>
      <text:p text:style-name="P61"><text:span text:style-name="T62">Ein Fehler der auftreten kann ist, dass bei der Aktivierung oder Deaktivierung etwas nicht funktioniert. Falls</text:span><text:span text:style-name="T63"><text:s/>so ein Fehler auftreten sollte wird dem Client<text:s/></text:span><text:span text:style-name="T64">Maschine_konnte_nicht_aktiviert_</text:span><text:span text:style-name="T65">werden</text:span><text:span text:style-name="T66"><text:s/>oder Maschine_konnte_nicht_deaktiviert_werden</text:span><text:span text:style-name="T67">.<text:s/></text:span></text:p>
      <text:p text:style-name="P68"/>
      <text:p text:style-name="P69"><text:span text:style-name="T70">Raspberry updaten</text:span></text:p>
      <text:p text:style-name="P71"><text:span text:style-name="T72">Wenn der Server vom Client<text:s/></text:span><text:span text:style-name="T73">Raspberry_update</text:span><text:span text:style-name="T74"><text:s/></text:span><text:span text:style-name="T75">erhält, dann soll das Raspberry upgedatet werden. Um das Raspberry upzudaten muss es<text:s/></text:span><text:span text:style-name="T76">neugestartet werden. Wenn diese Nachricht korrekt erhalten wurde und der Updatevorgang eingeleitet wird, wird dem Client<text:s/></text:span><text:span text:style-name="T77">Raspberry_wird_geupdatet</text:span><text:span text:style-name="T78"><text:s/>geschickt. Anschließend wenn das Raspberry erfolgreich gestartet hat (also geupdatet hat) wird mit<text:s/></text:span><text:span text:style-name="T79">Raspberry_w</text:span><text:span text:style-name="T80">urde_geupdatet</text:span><text:span text:style-name="T81"><text:s/>geantwortet.<text:s/></text:span></text:p>
      <text:p text:style-name="P82"><text:span text:style-name="T83">Wenn beim Updaten ein Fehler auftritt wird dem Client<text:s/></text:span><text:span text:style-name="T84">Update_fehlgeschlagen</text:span><text:span text:style-name="T85"><text:s/>gesendet.</text:span></text:p>
      <text:p text:style-name="P86"/>
      <text:p text:style-name="P87">Fütterungszeit anzeigen/ändern/hinzufügen</text:p>
      <text:p text:style-name="P88">Wenn der Nutzer die momentan eingestellten Zeiten sehen will (den Menüpunkt Fütterungszeiten<text:s/>öffnet), müssen die eingestellten Zeiten übermittelt werden.<text:s/></text:p>
      <text:p text:style-name="P89"><text:span text:style-name="T90">Hierbei wird vom Client<text:s/></text:span><text:span text:style-name="T91">Fuetterungszeit_anzeigen</text:span><text:span text:style-name="T92"><text:s/>an den Server gesendet. Darauf antwortet der Server mit<text:s/></text:span><text:span text:style-name="T93">Fuetterungszeit_&lt;Zeiten&gt;</text:span><text:span text:style-name="T94">, wobei an die Antwort die Daten/Zeiten angehängt werden (&lt;Zeiten</text:span><text:span text:style-name="T95">&gt; Platzhalter für die eingestellten Zeiten).<text:s/></text:span></text:p>
      <text:p text:style-name="P96"/>
      <text:p text:style-name="P97">Auf der Website wird eine Fütterungszeit geändert und anschließend auf speichern gedrückt.<text:s/></text:p>
      <text:p text:style-name="P98"><text:span text:style-name="T99">Sobald speichern gedrückt wurde, wird vom Client<text:s/></text:span><text:span text:style-name="T100">Fuetterungszeit_bearbeiten</text:span><text:span text:style-name="T101"><text:s/>an den Server geschickt. Wenn die Zeiten<text:s/></text:span><text:span text:style-name="T102">erfolgreich geändert und am Raspberry abgespeichert sind wird mit<text:s/></text:span><text:span text:style-name="T103">F</text:span><text:span text:style-name="T104">uetterungszeit_wurde_bearbeitet geantwortet.</text:span><text:span text:style-name="T105"><text:s/></text:span></text:p>
      <text:p text:style-name="P106"><text:span text:style-name="T107">Ob die eigegebene Zeit zulässig ist wird direkt auf der Website überprüft.<text:s/></text:span><text:span text:style-name="T108"><text:s/></text:span><text:span text:style-name="T109"><text:s/></text:span></text:p>
      <text:p text:style-name="P110"/>
      <text:p text:style-name="P111"/>
      <text:soft-page-break/>
      <text:p text:style-name="P112">Maschinenzustand anzeigen</text:p>
      <text:p text:style-name="P113">Wenn der Nutzer den Maschinenzustand einsehen will müssen die IST-Daten der Maschine übermittelt werden.<text:s/></text:p>
      <text:p text:style-name="P114"><text:span text:style-name="T115">Hierbei wird vom Client<text:s/></text:span><text:span text:style-name="T116">Maschinenzustand_anzeigen</text:span><text:span text:style-name="T117"><text:s/>an den Server gesendet. Darauf antwortet der Server mit<text:s/></text:span><text:span text:style-name="T118">Maschinenzustand_Daten_&lt;Daten&gt;</text:span><text:span text:style-name="T119">, wobei an die Antwort die Daten angehängt werden (&lt;</text:span><text:span text:style-name="T120">Daten&gt; Platzhalter für die aktuellen Daten).<text:s/></text:span></text:p>
      <text:p text:style-name="P121"/>
      <text:p text:style-name="P122">Geräteinformation anzeigen<text:s/></text:p>
      <text:p text:style-name="P123">Wenn der Nutzer die Geräteinformationen einsehen will müssen die IST-Daten der Maschine übermittelt werden.</text:p>
      <text:p text:style-name="P124"><text:span text:style-name="T125">Hierbei wird vom Client<text:s/></text:span><text:span text:style-name="T126">Geräteinformationen_anzeigen</text:span><text:span text:style-name="T127"><text:s/>an den Server gesend</text:span><text:span text:style-name="T128">et. Darauf antwortet der Server mit<text:s/></text:span><text:span text:style-name="T129">Geräteinformationen_Daten_&lt;Daten&gt;</text:span><text:span text:style-name="T130">, wobei an die Antwort die Daten angehängt werden (&lt;Daten&gt; Platzhalter für die aktuellen Daten).<text:s/></text:span></text:p>
      <text:p text:style-name="P131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Anfrage</text:p>
          </table:table-cell>
          <table:table-cell table:style-name="TableCell139">
            <text:p text:style-name="P140">Deutsch (kurz)</text:p>
          </table:table-cell>
          <table:table-cell table:style-name="TableCell141">
            <text:p text:style-name="P142">Englisch (kurz)</text:p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<text:span text:style-name="T153">Maschine_aktivieren</text:span></text:p>
          </table:table-cell>
          <table:table-cell table:style-name="TableCell154">
            <text:p text:style-name="P155">m_ein</text:p>
          </table:table-cell>
          <table:table-cell table:style-name="TableCell156">
            <text:p text:style-name="P157">m_on</text:p>
          </table:table-cell>
        </table:table-row>
        <table:table-row table:style-name="TableRow158">
          <table:table-cell table:style-name="TableCell159">
            <text:p text:style-name="P160"><text:span text:style-name="T161">Maschine_deaktivieren</text:span></text:p>
          </table:table-cell>
          <table:table-cell table:style-name="TableCell162">
            <text:p text:style-name="P163">m_aus</text:p>
          </table:table-cell>
          <table:table-cell table:style-name="TableCell164">
            <text:p text:style-name="P165">m_off</text:p>
          </table:table-cell>
        </table:table-row>
        <table:table-row table:style-name="TableRow166">
          <table:table-cell table:style-name="TableCell167">
            <text:p text:style-name="P168"><text:span text:style-name="T169">Raspberry_update</text:span></text:p>
          </table:table-cell>
          <table:table-cell table:style-name="TableCell170">
            <text:p text:style-name="P171">rasp_update</text:p>
          </table:table-cell>
          <table:table-cell table:style-name="TableCell172">
            <text:p text:style-name="P173">rasp_update</text:p>
          </table:table-cell>
        </table:table-row>
        <table:table-row table:style-name="TableRow174">
          <table:table-cell table:style-name="TableCell175">
            <text:p text:style-name="P176"><text:span text:style-name="T177">Fuetterungszeit_anzeigen</text:span></text:p>
          </table:table-cell>
          <table:table-cell table:style-name="TableCell178">
            <text:p text:style-name="P179">zeiten_anzeigen</text:p>
          </table:table-cell>
          <table:table-cell table:style-name="TableCell180">
            <text:p text:style-name="P181">times_show</text:p>
          </table:table-cell>
        </table:table-row>
        <table:table-row table:style-name="TableRow182">
          <table:table-cell table:style-name="TableCell183">
            <text:p text:style-name="P184"><text:span text:style-name="T185">Fuetterungszeit_bearbeiten</text:span></text:p>
          </table:table-cell>
          <table:table-cell table:style-name="TableCell186">
            <text:p text:style-name="P187">zeiten_bearbeiten</text:p>
          </table:table-cell>
          <table:table-cell table:style-name="TableCell188">
            <text:p text:style-name="P189">times_edit</text:p>
          </table:table-cell>
        </table:table-row>
        <table:table-row table:style-name="TableRow190">
          <table:table-cell table:style-name="TableCell191">
            <text:p text:style-name="P192"><text:span text:style-name="T193">Maschinenzustand_anzeigen</text:span></text:p>
          </table:table-cell>
          <table:table-cell table:style-name="TableCell194">
            <text:p text:style-name="P195">m_anzeigen</text:p>
          </table:table-cell>
          <table:table-cell table:style-name="TableCell196">
            <text:p text:style-name="P197">m_show</text:p>
          </table:table-cell>
        </table:table-row>
        <table:table-row table:style-name="TableRow198">
          <table:table-cell table:style-name="TableCell199">
            <text:p text:style-name="P200"><text:span text:style-name="T201">Geräteinformation_anzeigen</text:span></text:p>
          </table:table-cell>
          <table:table-cell table:style-name="TableCell202">
            <text:p text:style-name="P203">g-info_anzeigen</text:p>
          </table:table-cell>
          <table:table-cell table:style-name="TableCell204">
            <text:p text:style-name="P205">g-info_show</text:p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Antwort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<text:span text:style-name="T230">Maschine_wurde_aktiviert</text:span></text:p>
          </table:table-cell>
          <table:table-cell table:style-name="TableCell231">
            <text:p text:style-name="P232">m_ist_ein</text:p>
          </table:table-cell>
          <table:table-cell table:style-name="TableCell233">
            <text:p text:style-name="P234">m_set_on</text:p>
          </table:table-cell>
        </table:table-row>
        <table:table-row table:style-name="TableRow235">
          <table:table-cell table:style-name="TableCell236">
            <text:p text:style-name="P237"><text:span text:style-name="T238">Maschine_wurde_deaktiviert</text:span></text:p>
          </table:table-cell>
          <table:table-cell table:style-name="TableCell239">
            <text:p text:style-name="P240">m_ist_aus</text:p>
          </table:table-cell>
          <table:table-cell table:style-name="TableCell241">
            <text:p text:style-name="P242">m_set_offf</text:p>
          </table:table-cell>
        </table:table-row>
        <table:table-row table:style-name="TableRow243">
          <table:table-cell table:style-name="TableCell244">
            <text:p text:style-name="P245"><text:span text:style-name="T246">Raspberry_wird_geupdatet</text:span></text:p>
          </table:table-cell>
          <table:table-cell table:style-name="TableCell247">
            <text:p text:style-name="P248">rasp_updating</text:p>
          </table:table-cell>
          <table:table-cell table:style-name="TableCell249">
            <text:p text:style-name="P250">rasp_updating</text:p>
          </table:table-cell>
        </table:table-row>
        <table:table-row table:style-name="TableRow251">
          <table:table-cell table:style-name="TableCell252">
            <text:p text:style-name="P253"><text:span text:style-name="T254">Raspberry_wurde_geupdatet</text:span></text:p>
          </table:table-cell>
          <table:table-cell table:style-name="TableCell255">
            <text:p text:style-name="P256">rasp_updated</text:p>
          </table:table-cell>
          <table:table-cell table:style-name="TableCell257">
            <text:p text:style-name="P258">rasp_updated</text:p>
          </table:table-cell>
        </table:table-row>
        <table:table-row table:style-name="TableRow259">
          <table:table-cell table:style-name="TableCell260">
            <text:p text:style-name="P261"><text:span text:style-name="T262">Fuetterungszeit_Daten</text:span></text:p>
          </table:table-cell>
          <table:table-cell table:style-name="TableCell263">
            <text:p text:style-name="P264">zeiten_daten</text:p>
          </table:table-cell>
          <table:table-cell table:style-name="TableCell265">
            <text:p text:style-name="P266">time_data</text:p>
          </table:table-cell>
        </table:table-row>
        <table:table-row table:style-name="TableRow267">
          <table:table-cell table:style-name="TableCell268">
            <text:p text:style-name="P269"><text:span text:style-name="T270">F</text:span><text:span text:style-name="T271">uetterungszeit_wurde_bearbeitet</text:span></text:p>
          </table:table-cell>
          <table:table-cell table:style-name="TableCell272">
            <text:p text:style-name="P273">zeiten_bearbeitet</text:p>
          </table:table-cell>
          <table:table-cell table:style-name="TableCell274">
            <text:p text:style-name="P275">time_edited</text:p>
          </table:table-cell>
        </table:table-row>
        <table:table-row table:style-name="TableRow276">
          <table:table-cell table:style-name="TableCell277">
            <text:p text:style-name="P278"><text:span text:style-name="T279">Maschinenzustand_Daten</text:span></text:p>
          </table:table-cell>
          <table:table-cell table:style-name="TableCell280">
            <text:p text:style-name="P281">m_daten</text:p>
          </table:table-cell>
          <table:table-cell table:style-name="TableCell282">
            <text:p text:style-name="P283">m_data</text:p>
          </table:table-cell>
        </table:table-row>
        <table:table-row table:style-name="TableRow284">
          <table:table-cell table:style-name="TableCell285">
            <text:p text:style-name="P286"><text:span text:style-name="T287">Geräteinformationen_Daten</text:span></text:p>
          </table:table-cell>
          <table:table-cell table:style-name="TableCell288">
            <text:p text:style-name="P289">g-info_daten</text:p>
          </table:table-cell>
          <table:table-cell table:style-name="TableCell290">
            <text:p text:style-name="P291">g-info_data</text:p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Fehler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<text:span text:style-name="T316">Prüfsumme_ungleich_Daten</text:span></text:p>
          </table:table-cell>
          <table:table-cell table:style-name="TableCell317">
            <text:p text:style-name="P318">prüf_fehler</text:p>
          </table:table-cell>
          <table:table-cell table:style-name="TableCell319">
            <text:p text:style-name="P320">sum_error</text:p>
          </table:table-cell>
        </table:table-row>
        <table:table-row table:style-name="TableRow321">
          <table:table-cell table:style-name="TableCell322">
            <text:p text:style-name="P323"><text:span text:style-name="T324">Unbekannter_Stream</text:span></text:p>
          </table:table-cell>
          <table:table-cell table:style-name="TableCell325">
            <text:p text:style-name="P326">unbekannter_stream</text:p>
          </table:table-cell>
          <table:table-cell table:style-name="TableCell327">
            <text:p text:style-name="P328">invalid_stream</text:p>
          </table:table-cell>
        </table:table-row>
        <table:table-row table:style-name="TableRow329">
          <table:table-cell table:style-name="TableCell330">
            <text:p text:style-name="P331">Maschine_konnte_nicht</text:p>
            <text:p text:style-name="P332"><text:span text:style-name="T333">_aktiviert_werden</text:span></text:p>
          </table:table-cell>
          <table:table-cell table:style-name="TableCell334">
            <text:p text:style-name="P335">m_fehler_ein</text:p>
          </table:table-cell>
          <table:table-cell table:style-name="TableCell336">
            <text:p text:style-name="P337">m_error_on</text:p>
          </table:table-cell>
        </table:table-row>
        <table:table-row table:style-name="TableRow338">
          <table:table-cell table:style-name="TableCell339">
            <text:p text:style-name="P340">Maschine_konnte_nicht</text:p>
            <text:p text:style-name="P341"><text:span text:style-name="T342">_deaktiviert_werden</text:span></text:p>
          </table:table-cell>
          <table:table-cell table:style-name="TableCell343">
            <text:p text:style-name="P344">m_fehler_aus</text:p>
          </table:table-cell>
          <table:table-cell table:style-name="TableCell345">
            <text:p text:style-name="P346">m_error_off</text:p>
          </table:table-cell>
        </table:table-row>
        <table:table-row table:style-name="TableRow347">
          <table:table-cell table:style-name="TableCell348">
            <text:p text:style-name="P349"><text:span text:style-name="T350">Update_fehlgeschlagen</text:span></text:p>
          </table:table-cell>
          <table:table-cell table:style-name="TableCell351">
            <text:p text:style-name="P352">update_fehler</text:p>
          </table:table-cell>
          <table:table-cell table:style-name="TableCell353">
            <text:p text:style-name="P354">update_error</text:p>
          </table:table-cell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</table:table>
      <text:p text:style-name="P3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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Harrer</meta:initial-creator>
    <dc:creator>Florian Harrer</dc:creator>
    <meta:creation-date>2017-10-27T15:00:00Z</meta:creation-date>
    <dc:date>2017-10-28T13:35:00Z</dc:date>
    <meta:template xlink:href="Normal.dotm" xlink:type="simple"/>
    <meta:editing-cycles>26</meta:editing-cycles>
    <meta:editing-duration>PT0S</meta:editing-duration>
    <meta:document-statistic meta:page-count="3" meta:paragraph-count="11" meta:word-count="809" meta:character-count="5899" meta:row-count="42" meta:non-whitespace-character-count="5101"/>
  </office:meta>
</office:document-meta>
</file>